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10.451cm" style:type="center"/>
        </style:tab-stops>
      </style:paragraph-properties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12.906cm" style:type="center"/>
        </style:tab-stops>
      </style:paragraph-properties>
    </style:style>
    <style:style style:name="P5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2623b7" officeooo:paragraph-rsid="002623b7" style:font-size-asian="15pt" style:font-weight-asian="normal" style:font-size-complex="15pt" style:font-weight-complex="normal"/>
    </style:style>
    <style:style style:name="P6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style="normal" fo:font-weight="normal" officeooo:rsid="002623b7" officeooo:paragraph-rsid="001e5269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Text_20_body">
      <style:paragraph-properties fo:margin-top="0.051cm" fo:margin-bottom="0cm" loext:contextual-spacing="false">
        <style:tab-stops>
          <style:tab-stop style:position="11.562cm" style:type="center"/>
          <style:tab-stop style:position="15.743cm" style:type="center"/>
        </style:tab-stops>
      </style:paragraph-properties>
      <style:text-properties fo:font-style="italic" style:font-style-asian="italic" style:font-style-complex="italic"/>
    </style:style>
    <style:style style:name="P12" style:family="paragraph" style:parent-style-name="Frame_20_contents">
      <style:paragraph-properties fo:margin-top="0cm" fo:margin-bottom="0.229cm" loext:contextual-spacing="false" fo:text-align="center" style:justify-single-word="false"/>
      <style:text-properties fo:font-size="11pt" fo:font-weight="normal" officeooo:rsid="00204f13" officeooo:paragraph-rsid="00204f13" style:font-size-asian="11pt" style:font-weight-asian="normal" style:font-size-complex="11pt" style:font-weight-complex="normal"/>
    </style:style>
    <style:style style:name="P13" style:family="paragraph" style:parent-style-name="Text_20_body" style:master-page-name="">
      <style:paragraph-properties fo:margin-top="0cm" fo:margin-bottom="0.305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officeooo:rsid="0023b492" officeooo:paragraph-rsid="0023b492" style:font-size-asian="18pt" style:font-weight-asian="bold" style:font-size-complex="18pt" style:font-weight-complex="bold"/>
    </style:style>
    <style:style style:name="P14" style:family="paragraph" style:parent-style-name="Frame_20_contents">
      <style:paragraph-properties fo:margin-top="0.21cm" fo:margin-bottom="0.21cm" loext:contextual-spacing="false"/>
      <style:text-properties fo:font-size="16pt" fo:font-weight="bold" officeooo:rsid="002ad72f" officeooo:paragraph-rsid="002ad72f" style:font-size-asian="16pt" style:font-weight-asian="bold" style:font-size-complex="16pt" style:font-weight-complex="bold"/>
    </style:style>
    <style:style style:name="P15" style:family="paragraph" style:parent-style-name="Standard" style:list-style-name="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fo:color="#ff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 style:parent-style-name="Heading_20_2" style:list-style-name="">
      <style:paragraph-properties fo:margin-top="0cm" fo:margin-bottom="0cm" loext:contextual-spacing="false" fo:line-height="115%" style:writing-mode="lr-tb"/>
    </style:style>
    <style:style style:name="P17" style:family="paragraph" style:parent-style-name="Heading_20_2" style:list-style-name="">
      <style:paragraph-properties fo:margin-top="0cm" fo:margin-bottom="0cm" loext:contextual-spacing="false" fo:line-height="115%" style:writing-mode="lr-tb"/>
      <style:text-properties fo:font-size="10pt" style:font-size-asian="10pt" style:font-size-complex="10pt"/>
    </style:style>
    <style:style style:name="P18" style:family="paragraph">
      <loext:graphic-properties draw:fill="hatch" draw:fill-color="#b3b3b3" draw:fill-hatch-name="Hatching_20_2" draw:fill-hatch-solid="false" draw:opacity="100%"/>
      <style:paragraph-properties fo:text-align="center"/>
      <style:text-properties style:text-position="33% 58%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0000"/>
      <style:paragraph-properties fo:text-align="center"/>
      <style:text-properties fo:color="#ffffff"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2cac2f" style:font-size-asian="9pt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517f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52cm" fo:padding-right="0.152cm" fo:padding-top="0.102cm" fo:padding-bottom="0.102cm" fo:border="0.51pt solid #000000" style:shadow="none" draw:shadow-opacity="100%">
        <style:columns fo:column-count="1" fo:column-gap="0cm"/>
      </style:graphic-properties>
    </style:style>
    <style:style style:name="gr1" style:family="graphic">
      <style:graphic-properties draw:stroke="none" draw:fill="hatch" draw:fill-color="#b3b3b3" draw:fill-hatch-name="Hatching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0000" draw:textarea-vertical-align="middle" fo:min-height="0.69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2.775cm" svg:y="28.66cm" svg:width="7.971cm" draw:z-index="5">
        <draw:text-box fo:min-height="0.603cm">
          <text:h text:style-name="P15" text:outline-level="10">Brett kvitteringen så den ikke går på utsiden av arket!</text:h>
        </draw:text-box>
      </draw:frame>
      <draw:rect text:anchor-type="page" text:anchor-page-number="1" draw:z-index="0" draw:style-name="gr1" draw:text-style-name="P18" svg:width="1.712cm" svg:height="23.169cm" svg:x="0.249cm" svg:y="0cm">
        <text:p/>
      </draw:rect>
      <draw:line text:anchor-type="page" text:anchor-page-number="1" draw:z-index="2" draw:style-name="gr2" draw:text-style-name="P19" svg:x1="2.377cm" svg:y1="0cm" svg:x2="2.377cm" svg:y2="8.788cm">
        <text:p/>
      </draw:line>
      <draw:line text:anchor-type="page" text:anchor-page-number="1" draw:z-index="3" draw:style-name="gr2" draw:text-style-name="P19" svg:x1="10.224cm" svg:y1="0cm" svg:x2="10.224cm" svg:y2="8.788cm">
        <text:p/>
      </draw:line>
      <draw:frame text:anchor-type="page" text:anchor-page-number="1" draw:z-index="4" draw:style-name="gr3" draw:text-style-name="P20" svg:width="5.035cm" svg:height="0.698cm" draw:transform="rotate (1.5707963267949) translate (0.717902777777778cm 17.8417361111111cm)">
        <draw:text-box>
          <text:p text:style-name="P19"><text:span text:style-name="T6">Ikke plasser noe over her</text:span></text:p>
        </draw:text-box>
      </draw:frame>
      <draw:line text:anchor-type="page" text:anchor-page-number="1" draw:z-index="6" draw:style-name="gr2" draw:text-style-name="P19" svg:x1="2.909cm" svg:y1="28.512cm" svg:x2="10.582cm" svg:y2="28.512cm">
        <text:p/>
      </draw:line>
      <draw:frame text:anchor-type="page" text:anchor-page-number="1" draw:z-index="7" draw:style-name="gr4" draw:text-style-name="P21" svg:width="5.185cm" svg:height="0.814cm" draw:transform="rotate (1.5707963267949) translate (0.883708333333333cm 29.1376805555556cm)">
        <draw:text-box>
          <text:p text:style-name="P19"><text:span text:style-name="T7">Elektronisk versjon</text:span><text:span text:style-name="T7"><text:line-break/></text:span><text:span text:style-name="T7">skjema revidert 02.02.2017</text:span></text:p>
        </draw:text-box>
      </draw:frame>
      <draw:line text:anchor-type="page" text:anchor-page-number="1" draw:z-index="8" draw:style-name="gr2" draw:text-style-name="P19" svg:x1="2.909cm" svg:y1="0.577cm" svg:x2="9.723cm" svg:y2="0.577cm">
        <text:p/>
      </draw:line>
      <text:p text:style-name="P13"><draw:frame draw:style-name="fr2" draw:name="Frame2" text:anchor-type="paragraph" svg:x="0.594cm" svg:y="0.584cm" svg:width="6.431cm" draw:z-index="9"><draw:text-box fo:min-height="1.658cm"><text:p text:style-name="P5">Z-rapporter stiftes <text:span text:style-name="T5">HER</text:span></text:p><text:p text:style-name="P6">Husk også bankterminalen!</text:p></draw:text-box></draw:frame><text:span text:style-name="T4">KASSE</text:span><text:span text:style-name="T3">OPPGJØR</text:span></text:p>
      <text:p text:style-name="P3"><draw:frame draw:style-name="fr3" draw:name="Ramme1" text:anchor-type="paragraph" svg:x="14.527cm" svg:y="-0.03cm" svg:width="2.392cm" draw:z-index="1"><draw:text-box fo:min-height="1.252cm"><text:p text:style-name="P14"/></draw:text-box></draw:frame></text:p>
      <text:p text:style-name="P1"/>
      <text:p text:style-name="P2"/>
      <text:p text:style-name="P11"><text:tab/><text:span text:style-name="T1"><text:tab/>(fylles inn</text:span><text:span text:style-name="T2"> ved regnskapsføring</text:span><text:span text:style-name="T1">)</text:span></text:p>
      <text:p text:style-name="P1"/>
      <text:p text:style-name="P4"><text:tab/></text:p>
      <text:h text:style-name="P16" text:outline-level="10"/>
      <text:h text:style-name="P16" text:outline-level="10"/>
      <text:h text:style-name="P17" text:outline-level="10"/>
      <text:h text:style-name="P16" text:outline-level="10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hatch draw:name="Hatching_20_2" draw:display-name="Hatching 2" draw:style="single" draw:color="#ff0000" draw:distance="0.101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title/>
    <meta:editing-cycles>3</meta:editing-cycles>
    <meta:creation-date>2016-01-15T18:36:46.810000000</meta:creation-date>
    <meta:editing-duration>PT3M38S</meta:editing-duration>
    <meta:initial-creator>Henrik Steen</meta:initial-creator>
    <dc:date>2017-02-02T16:43:39.080043874</dc:date>
    <dc:creator>Henrik Steen</dc:creator>
    <meta:document-statistic meta:table-count="0" meta:image-count="0" meta:object-count="0" meta:page-count="1" meta:paragraph-count="6" meta:word-count="21" meta:character-count="150" meta:non-whitespace-character-count="131"/>
  </office:meta>
</office:document-meta>
</file>